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fo:background-color="transparent">
        <style:background-image/>
      </style:table-propertie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1" style:family="table-row">
      <style:table-row-properties fo:background-color="transparent">
        <style:background-image/>
      </style:table-row-properties>
    </style:style>
    <style:style style:name="Tabla1.A1" style:family="table-cell">
      <style:table-cell-properties fo:background-color="#dee7e5" fo:padding="0.097cm" fo:border-left="0.5pt solid #000000" fo:border-right="none" fo:border-top="0.5pt solid #000000" fo:border-bottom="0.5pt solid #000000">
        <style:background-image/>
      </style:table-cell-properties>
    </style:style>
    <style:style style:name="Tabla1.B1" style:family="table-cell">
      <style:table-cell-properties fo:background-color="#b4c7dc" fo:padding="0.097cm" fo:border="0.5pt solid #000000">
        <style:background-image/>
      </style:table-cell-properties>
    </style:style>
    <style:style style:name="Tabla1.A2" style:family="table-cell">
      <style:table-cell-properties fo:background-color="#dee7e5" fo:padding="0.097cm" fo:border-left="0.5pt solid #000000" fo:border-right="none" fo:border-top="none" fo:border-bottom="0.5pt solid #000000">
        <style:background-image/>
      </style:table-cell-properties>
    </style:style>
    <style:style style:name="Tabla1.B2" style:family="table-cell">
      <style:table-cell-properties fo:background-color="#b4c7dc" fo:padding="0.097cm" fo:border-left="0.5pt solid #000000" fo:border-right="0.5pt solid #000000" fo:border-top="none" fo:border-bottom="0.5pt solid #000000">
        <style:background-image/>
      </style:table-cell-properties>
    </style:style>
    <style:style style:name="Tabla2" style:family="table">
      <style:table-properties style:width="17.59cm" table:align="margins" fo:background-color="transparent">
        <style:background-image/>
      </style:table-propertie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1" style:family="table-row">
      <style:table-row-properties fo:background-color="transparent">
        <style:background-image/>
      </style:table-row-properties>
    </style:style>
    <style:style style:name="Tabla2.A1" style:family="table-cell">
      <style:table-cell-properties fo:background-color="#dee7e5" fo:padding="0.097cm" fo:border-left="0.5pt solid #000000" fo:border-right="none" fo:border-top="0.5pt solid #000000" fo:border-bottom="0.5pt solid #000000">
        <style:background-image/>
      </style:table-cell-properties>
    </style:style>
    <style:style style:name="Tabla2.B1" style:family="table-cell">
      <style:table-cell-properties fo:background-color="#b4c7dc" fo:padding="0.097cm" fo:border="0.5pt solid #000000">
        <style:background-image/>
      </style:table-cell-properties>
    </style:style>
    <style:style style:name="Tabla2.A2" style:family="table-cell">
      <style:table-cell-properties fo:background-color="#dee7e5" fo:padding="0.097cm" fo:border-left="0.5pt solid #000000" fo:border-right="none" fo:border-top="none" fo:border-bottom="0.5pt solid #000000">
        <style:background-image/>
      </style:table-cell-properties>
    </style:style>
    <style:style style:name="Tabla2.B2" style:family="table-cell">
      <style:table-cell-properties fo:background-color="#b4c7dc"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rsid="0010a545" officeooo:paragraph-rsid="0010a545"/>
    </style:style>
    <style:style style:name="P2" style:family="paragraph" style:parent-style-name="Standard">
      <style:text-properties officeooo:rsid="00115e04" officeooo:paragraph-rsid="00115e04"/>
    </style:style>
    <style:style style:name="P3" style:family="paragraph" style:parent-style-name="Standard">
      <style:text-properties officeooo:rsid="0012f7e9" officeooo:paragraph-rsid="0012f7e9"/>
    </style:style>
    <style:style style:name="P4" style:family="paragraph" style:parent-style-name="Table_20_Contents">
      <style:text-properties officeooo:rsid="0012f7e9" officeooo:paragraph-rsid="0012f7e9"/>
    </style:style>
    <style:style style:name="P5" style:family="paragraph" style:parent-style-name="Standard">
      <style:text-properties officeooo:paragraph-rsid="0012f7e9"/>
    </style:style>
    <style:style style:name="P6" style:family="paragraph" style:parent-style-name="Standard">
      <style:text-properties officeooo:paragraph-rsid="0017fc8d"/>
    </style:style>
    <style:style style:name="P7" style:family="paragraph" style:parent-style-name="Standard">
      <style:text-properties officeooo:rsid="00180d7d" officeooo:paragraph-rsid="00180d7d"/>
    </style:style>
    <style:style style:name="P8" style:family="paragraph" style:parent-style-name="Standard">
      <style:text-properties officeooo:rsid="001a8130" officeooo:paragraph-rsid="001a8130"/>
    </style:style>
    <style:style style:name="P9" style:family="paragraph" style:parent-style-name="Standard">
      <style:text-properties style:text-underline-style="none" officeooo:paragraph-rsid="00230e24"/>
    </style:style>
    <style:style style:name="P10" style:family="paragraph" style:parent-style-name="Standard">
      <style:text-properties style:text-underline-style="none" fo:font-weight="normal" officeooo:rsid="0021a3cd" officeooo:paragraph-rsid="00230e24" style:font-weight-asian="normal" style:font-weight-complex="normal"/>
    </style:style>
    <style:style style:name="P11" style:family="paragraph" style:parent-style-name="Standard">
      <style:text-properties style:text-underline-style="none" fo:font-weight="normal" officeooo:rsid="0024f957" officeooo:paragraph-rsid="00230e24" style:font-weight-asian="normal" style:font-weight-complex="normal"/>
    </style:style>
    <style:style style:name="P12" style:family="paragraph" style:parent-style-name="Standard">
      <style:text-properties style:text-underline-style="none" fo:font-weight="normal" officeooo:rsid="0026b9f4" officeooo:paragraph-rsid="00230e24" style:font-weight-asian="normal" style:font-weight-complex="normal"/>
    </style:style>
    <style:style style:name="P13" style:family="paragraph" style:parent-style-name="Standard">
      <style:text-properties style:text-underline-style="none" fo:font-weight="normal" officeooo:rsid="00287951" officeooo:paragraph-rsid="00230e24" style:font-weight-asian="normal" style:font-weight-complex="normal"/>
    </style:style>
    <style:style style:name="P14" style:family="paragraph" style:parent-style-name="Standard">
      <style:text-properties style:text-underline-style="none" fo:font-weight="normal" officeooo:rsid="0029e38d" officeooo:paragraph-rsid="002c107c" style:font-weight-asian="normal" style:font-weight-complex="normal"/>
    </style:style>
    <style:style style:name="P15" style:family="paragraph" style:parent-style-name="Standard">
      <style:text-properties style:text-underline-style="none" fo:font-weight="normal" officeooo:rsid="00302d83" officeooo:paragraph-rsid="00302d83" style:font-weight-asian="normal" style:font-weight-complex="normal"/>
    </style:style>
    <style:style style:name="P16" style:family="paragraph" style:parent-style-name="Standard">
      <style:text-properties style:text-underline-style="none" fo:font-weight="normal" officeooo:rsid="003167f9" officeooo:paragraph-rsid="003167f9" style:font-weight-asian="normal" style:font-weight-complex="normal"/>
    </style:style>
    <style:style style:name="P17" style:family="paragraph" style:parent-style-name="Standard">
      <style:text-properties style:text-underline-style="none" fo:font-weight="normal" officeooo:rsid="00329e34" officeooo:paragraph-rsid="003167f9" style:font-weight-asian="normal" style:font-weight-complex="normal"/>
    </style:style>
    <style:style style:name="P18" style:family="paragraph" style:parent-style-name="Standard">
      <style:text-properties style:text-underline-style="none" fo:font-weight="normal" officeooo:rsid="00329e34" officeooo:paragraph-rsid="00329e34" style:font-weight-asian="normal" style:font-weight-complex="normal"/>
    </style:style>
    <style:style style:name="P19" style:family="paragraph" style:parent-style-name="Standard">
      <style:text-properties style:text-underline-style="none" fo:font-weight="normal" officeooo:rsid="0033e1f2" officeooo:paragraph-rsid="0033e1f2" style:font-weight-asian="normal" style:font-weight-complex="normal"/>
    </style:style>
    <style:style style:name="P20" style:family="paragraph" style:parent-style-name="Standard">
      <style:text-properties style:text-underline-style="none" fo:font-weight="normal" officeooo:rsid="0033e1f2" officeooo:paragraph-rsid="00361233" style:font-weight-asian="normal" style:font-weight-complex="normal"/>
    </style:style>
    <style:style style:name="P21" style:family="paragraph" style:parent-style-name="Standard">
      <style:text-properties style:text-underline-style="none" fo:font-weight="normal" officeooo:rsid="00381710" officeooo:paragraph-rsid="00381710" style:font-weight-asian="normal" style:font-weight-complex="normal"/>
    </style:style>
    <style:style style:name="P22" style:family="paragraph" style:parent-style-name="Standard">
      <style:text-properties style:text-underline-style="none" fo:font-weight="normal" officeooo:rsid="00381710" officeooo:paragraph-rsid="00382006" style:font-weight-asian="normal" style:font-weight-complex="normal"/>
    </style:style>
    <style:style style:name="P23" style:family="paragraph" style:parent-style-name="Standard">
      <style:text-properties style:text-underline-style="none" fo:font-weight="normal" officeooo:rsid="00382006" officeooo:paragraph-rsid="00381710" style:font-weight-asian="normal" style:font-weight-complex="normal"/>
    </style:style>
    <style:style style:name="P24" style:family="paragraph" style:parent-style-name="Standard">
      <style:text-properties style:text-underline-style="none" fo:font-weight="normal" officeooo:rsid="003ab2c9" officeooo:paragraph-rsid="003f1bd8" style:font-weight-asian="normal" style:font-weight-complex="normal"/>
    </style:style>
    <style:style style:name="P25" style:family="paragraph" style:parent-style-name="Standard">
      <style:text-properties style:text-underline-style="none" fo:font-weight="normal" officeooo:rsid="003ab2c9" officeooo:paragraph-rsid="003ab2c9" style:font-weight-asian="normal" style:font-weight-complex="normal"/>
    </style:style>
    <style:style style:name="P26" style:family="paragraph" style:parent-style-name="Standard">
      <style:text-properties style:text-underline-style="none" fo:font-weight="normal" officeooo:rsid="003ab2c9" officeooo:paragraph-rsid="003d3994" style:font-weight-asian="normal" style:font-weight-complex="normal"/>
    </style:style>
    <style:style style:name="P27" style:family="paragraph" style:parent-style-name="Standard">
      <style:text-properties style:text-underline-style="none" fo:font-weight="normal" officeooo:rsid="003ab2c9" officeooo:paragraph-rsid="003f90e1" style:font-weight-asian="normal" style:font-weight-complex="normal"/>
    </style:style>
    <style:style style:name="P28" style:family="paragraph" style:parent-style-name="Standard">
      <style:text-properties style:text-underline-style="none" fo:font-weight="normal" officeooo:rsid="003ab2c9" officeooo:paragraph-rsid="003fdfd8" style:font-weight-asian="normal" style:font-weight-complex="normal"/>
    </style:style>
    <style:style style:name="P29" style:family="paragraph" style:parent-style-name="Standard">
      <style:text-properties style:text-underline-style="none" fo:font-weight="normal" officeooo:rsid="003ab2c9" officeooo:paragraph-rsid="0040b4d8" style:font-weight-asian="normal" style:font-weight-complex="normal"/>
    </style:style>
    <style:style style:name="P30" style:family="paragraph" style:parent-style-name="Standard">
      <style:text-properties style:text-underline-style="none" fo:font-weight="normal" officeooo:rsid="003ab2c9" officeooo:paragraph-rsid="00426e55" style:font-weight-asian="normal" style:font-weight-complex="normal"/>
    </style:style>
    <style:style style:name="P31" style:family="paragraph" style:parent-style-name="Standard">
      <style:text-properties style:text-underline-style="none" fo:font-weight="normal" officeooo:rsid="003ab2c9" officeooo:paragraph-rsid="004ec7ed" style:font-weight-asian="normal" style:font-weight-complex="normal"/>
    </style:style>
    <style:style style:name="P32" style:family="paragraph" style:parent-style-name="Standard">
      <style:text-properties style:text-underline-style="none" fo:font-weight="normal" officeooo:rsid="003cf1d9" officeooo:paragraph-rsid="003ab2c9" style:font-weight-asian="normal" style:font-weight-complex="normal"/>
    </style:style>
    <style:style style:name="P33" style:family="paragraph" style:parent-style-name="Standard">
      <style:text-properties style:text-underline-style="none" fo:font-weight="normal" officeooo:paragraph-rsid="003cf1d9" style:font-weight-asian="normal" style:font-weight-complex="normal"/>
    </style:style>
    <style:style style:name="P34" style:family="paragraph" style:parent-style-name="Standard">
      <style:text-properties style:text-underline-style="none" officeooo:rsid="003ab2c9" officeooo:paragraph-rsid="003f1bd8"/>
    </style:style>
    <style:style style:name="P35" style:family="paragraph" style:parent-style-name="Standard">
      <style:text-properties officeooo:paragraph-rsid="001bfbe4"/>
    </style:style>
    <style:style style:name="P36" style:family="paragraph" style:parent-style-name="Standard">
      <style:text-properties officeooo:rsid="00207211" officeooo:paragraph-rsid="00207211"/>
    </style:style>
    <style:style style:name="P37" style:family="paragraph" style:parent-style-name="Standard">
      <style:text-properties officeooo:paragraph-rsid="00207211"/>
    </style:style>
    <style:style style:name="P38" style:family="paragraph" style:parent-style-name="Standard">
      <style:text-properties officeooo:paragraph-rsid="00230e24"/>
    </style:style>
    <style:style style:name="P39" style:family="paragraph" style:parent-style-name="Standard">
      <style:text-properties officeooo:paragraph-rsid="00287951"/>
    </style:style>
    <style:style style:name="P40" style:family="paragraph" style:parent-style-name="Standard">
      <style:text-properties officeooo:rsid="00302d83" officeooo:paragraph-rsid="00302d83"/>
    </style:style>
    <style:style style:name="P41" style:family="paragraph" style:parent-style-name="Standard">
      <style:text-properties officeooo:rsid="00302d83" officeooo:paragraph-rsid="003167f9"/>
    </style:style>
    <style:style style:name="P42" style:family="paragraph" style:parent-style-name="Standard">
      <style:text-properties officeooo:rsid="00302d83" officeooo:paragraph-rsid="00329e34"/>
    </style:style>
    <style:style style:name="P43" style:family="paragraph" style:parent-style-name="Standard">
      <style:text-properties officeooo:rsid="00302d83" officeooo:paragraph-rsid="00382006"/>
    </style:style>
    <style:style style:name="P44" style:family="paragraph" style:parent-style-name="Table_20_Contents">
      <style:text-properties officeooo:rsid="00120b55" officeooo:paragraph-rsid="0012f7e9"/>
    </style:style>
    <style:style style:name="P45" style:family="paragraph" style:parent-style-name="Standard">
      <style:text-properties fo:font-weight="normal" officeooo:rsid="0014f18c" officeooo:paragraph-rsid="0012f7e9" style:font-weight-asian="normal" style:font-weight-complex="normal"/>
    </style:style>
    <style:style style:name="P46" style:family="paragraph" style:parent-style-name="Standard">
      <style:text-properties fo:font-weight="normal" officeooo:rsid="00179eb1" officeooo:paragraph-rsid="0012f7e9" style:font-weight-asian="normal" style:font-weight-complex="normal"/>
    </style:style>
    <style:style style:name="P47" style:family="paragraph" style:parent-style-name="Standard">
      <style:text-properties fo:font-weight="normal" officeooo:rsid="0021a3cd" officeooo:paragraph-rsid="00207211" style:font-weight-asian="normal" style:font-weight-complex="normal"/>
    </style:style>
    <style:style style:name="P48" style:family="paragraph" style:parent-style-name="Standard">
      <style:text-properties fo:font-weight="normal" officeooo:rsid="0021a3cd" officeooo:paragraph-rsid="0021a3cd" style:font-weight-asian="normal" style:font-weight-complex="normal"/>
    </style:style>
    <style:style style:name="P49" style:family="paragraph" style:parent-style-name="Standard">
      <style:text-properties fo:font-weight="normal" officeooo:rsid="0021a3cd" officeooo:paragraph-rsid="00230e24" style:font-weight-asian="normal" style:font-weight-complex="normal"/>
    </style:style>
    <style:style style:name="P50" style:family="paragraph" style:parent-style-name="Standard">
      <style:text-properties fo:font-weight="normal" officeooo:rsid="00230e24" officeooo:paragraph-rsid="00230e24" style:font-weight-asian="normal" style:font-weight-complex="normal"/>
    </style:style>
    <style:style style:name="P51" style:family="paragraph" style:parent-style-name="Standard">
      <style:text-properties fo:font-weight="normal" officeooo:rsid="00287951" officeooo:paragraph-rsid="00230e24" style:font-weight-asian="normal" style:font-weight-complex="normal"/>
    </style:style>
    <style:style style:name="P52" style:family="paragraph" style:parent-style-name="Standard">
      <style:text-properties fo:font-weight="normal" officeooo:rsid="0026b9f4" officeooo:paragraph-rsid="00287951" style:font-weight-asian="normal" style:font-weight-complex="normal"/>
    </style:style>
    <style:style style:name="P53" style:family="paragraph" style:parent-style-name="Table_20_Contents">
      <style:text-properties fo:font-weight="normal" officeooo:rsid="0012f7e9" officeooo:paragraph-rsid="0012f7e9" style:font-weight-asian="normal" style:font-weight-complex="normal"/>
    </style:style>
    <style:style style:name="P54" style:family="paragraph" style:parent-style-name="Standard">
      <style:text-properties fo:font-weight="normal" officeooo:paragraph-rsid="00230e24" style:font-weight-asian="normal" style:font-weight-complex="normal"/>
    </style:style>
    <style:style style:name="P55" style:family="paragraph" style:parent-style-name="Standard">
      <style:text-properties style:text-underline-style="solid" style:text-underline-width="auto" style:text-underline-color="font-color" officeooo:rsid="001a8130" officeooo:paragraph-rsid="00180d7d"/>
    </style:style>
    <style:style style:name="P56" style:family="paragraph" style:parent-style-name="Standard">
      <style:text-properties style:text-underline-style="solid" style:text-underline-width="auto" style:text-underline-color="font-color" officeooo:paragraph-rsid="001bfbe4"/>
    </style:style>
    <style:style style:name="P57" style:family="paragraph" style:parent-style-name="Standard">
      <style:text-properties style:text-underline-style="solid" style:text-underline-width="auto" style:text-underline-color="font-color" fo:font-weight="normal" officeooo:rsid="0024f957" officeooo:paragraph-rsid="00230e24"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361233" officeooo:paragraph-rsid="00361233" style:font-weight-asian="normal" style:font-weight-complex="normal"/>
    </style:style>
    <style:style style:name="P59" style:family="paragraph" style:parent-style-name="Standard">
      <style:text-properties style:text-underline-style="solid" style:text-underline-width="auto" style:text-underline-color="font-color" officeooo:rsid="0045e0ae" officeooo:paragraph-rsid="0045e0ae"/>
    </style:style>
    <style:style style:name="P60" style:family="paragraph" style:parent-style-name="Standard">
      <style:text-properties officeooo:paragraph-rsid="00381710"/>
    </style:style>
    <style:style style:name="P61" style:family="paragraph" style:parent-style-name="Standard">
      <style:text-properties officeooo:paragraph-rsid="003f90e1"/>
    </style:style>
    <style:style style:name="P62" style:family="paragraph" style:parent-style-name="Table_20_Contents">
      <style:text-properties fo:font-style="normal" fo:font-weight="bold" officeooo:rsid="00115e04" officeooo:paragraph-rsid="00115e04" style:font-style-asian="normal" style:font-weight-asian="bold" style:font-style-complex="normal" style:font-weight-complex="bold"/>
    </style:style>
    <style:style style:name="P63" style:family="paragraph" style:parent-style-name="Table_20_Contents">
      <style:text-properties fo:font-style="normal" fo:font-weight="bold" officeooo:rsid="00120b55" officeooo:paragraph-rsid="00120b55" style:font-style-asian="normal" style:font-weight-asian="bold" style:font-style-complex="normal" style:font-weight-complex="bold"/>
    </style:style>
    <style:style style:name="P64" style:family="paragraph" style:parent-style-name="Table_20_Contents">
      <style:text-properties fo:font-style="normal" fo:font-weight="normal" officeooo:rsid="00115e04" officeooo:paragraph-rsid="00115e04" style:font-style-asian="normal" style:font-weight-asian="normal" style:font-style-complex="normal" style:font-weight-complex="normal"/>
    </style:style>
    <style:style style:name="P65" style:family="paragraph" style:parent-style-name="Table_20_Contents">
      <style:text-properties fo:font-style="normal" fo:font-weight="normal" officeooo:rsid="00120b55" officeooo:paragraph-rsid="00120b55" style:font-style-asian="normal" style:font-weight-asian="normal" style:font-style-complex="normal" style:font-weight-complex="normal"/>
    </style:style>
    <style:style style:name="P66" style:family="paragraph" style:parent-style-name="Table_20_Contents">
      <style:text-properties fo:font-weight="bold" officeooo:rsid="0012f7e9" officeooo:paragraph-rsid="0012f7e9" style:font-weight-asian="bold" style:font-weight-complex="bold"/>
    </style:style>
    <style:style style:name="P67" style:family="paragraph" style:parent-style-name="Standard">
      <style:text-properties fo:font-weight="bold" officeooo:rsid="0012f7e9" officeooo:paragraph-rsid="0012f7e9" style:font-weight-asian="bold" style:font-weight-complex="bold"/>
    </style:style>
    <style:style style:name="P68" style:family="paragraph" style:parent-style-name="Standard">
      <style:text-properties fo:font-weight="bold" officeooo:rsid="0010a545" officeooo:paragraph-rsid="0010a545" style:font-weight-asian="bold" style:font-weight-complex="bold"/>
    </style:style>
    <style:style style:name="P69" style:family="paragraph" style:parent-style-name="Standard">
      <style:text-properties fo:font-weight="bold" officeooo:rsid="00115e04" officeooo:paragraph-rsid="00115e04" style:font-weight-asian="bold" style:font-weight-complex="bold"/>
    </style:style>
    <style:style style:name="P70" style:family="paragraph" style:parent-style-name="Standard">
      <style:text-properties fo:font-weight="bold" officeooo:paragraph-rsid="0040b4d8" style:font-weight-asian="bold" style:font-weight-complex="bold"/>
    </style:style>
    <style:style style:name="P71" style:family="paragraph" style:parent-style-name="Standard">
      <style:text-properties fo:color="#2a6099" loext:opacity="100%" fo:font-weight="bold" officeooo:paragraph-rsid="00115e04" style:font-weight-asian="bold" style:font-weight-complex="bold"/>
    </style:style>
    <style:style style:name="P72" style:family="paragraph" style:parent-style-name="Standard">
      <style:text-properties fo:color="#2a6099" loext:opacity="100%" fo:font-weight="bold" officeooo:paragraph-rsid="0012f7e9" style:font-weight-asian="bold" style:font-weight-complex="bold"/>
    </style:style>
    <style:style style:name="P73" style:family="paragraph" style:parent-style-name="Standard">
      <style:text-properties fo:color="#2a6099" loext:opacity="100%" fo:font-weight="bold" officeooo:rsid="00180d7d" officeooo:paragraph-rsid="00180d7d" style:font-weight-asian="bold" style:font-weight-complex="bold"/>
    </style:style>
    <style:style style:name="P74" style:family="paragraph" style:parent-style-name="Standard">
      <style:text-properties fo:color="#2a6099" loext:opacity="100%" fo:font-weight="bold" officeooo:rsid="001a8130" officeooo:paragraph-rsid="001a8130" style:font-weight-asian="bold" style:font-weight-complex="bold"/>
    </style:style>
    <style:style style:name="P75" style:family="paragraph" style:parent-style-name="Standard">
      <style:text-properties fo:color="#2a6099" loext:opacity="100%" fo:font-weight="bold" officeooo:paragraph-rsid="001bfbe4" style:font-weight-asian="bold" style:font-weight-complex="bold"/>
    </style:style>
    <style:style style:name="P76" style:family="paragraph" style:parent-style-name="Standard">
      <style:text-properties fo:color="#2a6099" loext:opacity="100%" fo:font-weight="bold" officeooo:rsid="00207211" officeooo:paragraph-rsid="00207211" style:font-weight-asian="bold" style:font-weight-complex="bold"/>
    </style:style>
    <style:style style:name="P77" style:family="paragraph" style:parent-style-name="Standard">
      <style:text-properties fo:color="#2a6099" loext:opacity="100%" fo:font-weight="bold" officeooo:rsid="00207211" officeooo:paragraph-rsid="0021a3cd" style:font-weight-asian="bold" style:font-weight-complex="bold"/>
    </style:style>
    <style:style style:name="P78" style:family="paragraph" style:parent-style-name="Standard">
      <style:text-properties fo:color="#2a6099" loext:opacity="100%" fo:font-weight="bold" officeooo:paragraph-rsid="00230e24" style:font-weight-asian="bold" style:font-weight-complex="bold"/>
    </style:style>
    <style:style style:name="P79" style:family="paragraph" style:parent-style-name="Standard">
      <style:text-properties fo:color="#2a6099" loext:opacity="100%" fo:font-weight="bold" officeooo:paragraph-rsid="00287951" style:font-weight-asian="bold" style:font-weight-complex="bold"/>
    </style:style>
    <style:style style:name="P80" style:family="paragraph" style:parent-style-name="Standard">
      <style:text-properties fo:color="#2a6099" loext:opacity="100%" fo:font-weight="bold" officeooo:paragraph-rsid="0029e38d" style:font-weight-asian="bold" style:font-weight-complex="bold"/>
    </style:style>
    <style:style style:name="P81" style:family="paragraph" style:parent-style-name="Standard">
      <style:text-properties fo:color="#2a6099" loext:opacity="100%" fo:font-weight="bold" officeooo:paragraph-rsid="002c107c" style:font-weight-asian="bold" style:font-weight-complex="bold"/>
    </style:style>
    <style:style style:name="P82" style:family="paragraph" style:parent-style-name="Standard">
      <style:text-properties fo:color="#2a6099" loext:opacity="100%" fo:font-weight="bold" officeooo:rsid="00302d83" officeooo:paragraph-rsid="003167f9" style:font-weight-asian="bold" style:font-weight-complex="bold"/>
    </style:style>
    <style:style style:name="P83" style:family="paragraph" style:parent-style-name="Standard">
      <style:text-properties fo:color="#2a6099" loext:opacity="100%" fo:font-weight="bold" officeooo:rsid="00302d83" officeooo:paragraph-rsid="00329e34" style:font-weight-asian="bold" style:font-weight-complex="bold"/>
    </style:style>
    <style:style style:name="P84" style:family="paragraph" style:parent-style-name="Standard">
      <style:text-properties fo:color="#2a6099" loext:opacity="100%" fo:font-weight="bold" officeooo:rsid="00302d83" officeooo:paragraph-rsid="0033e1f2" style:font-weight-asian="bold" style:font-weight-complex="bold"/>
    </style:style>
    <style:style style:name="P85" style:family="paragraph" style:parent-style-name="Standard">
      <style:text-properties fo:color="#2a6099" loext:opacity="100%" fo:font-weight="bold" officeooo:rsid="00302d83" officeooo:paragraph-rsid="00361233" style:font-weight-asian="bold" style:font-weight-complex="bold"/>
    </style:style>
    <style:style style:name="P86" style:family="paragraph" style:parent-style-name="Standard">
      <style:text-properties fo:color="#2a6099" loext:opacity="100%" fo:font-weight="bold" officeooo:rsid="00302d83" officeooo:paragraph-rsid="00381710" style:font-weight-asian="bold" style:font-weight-complex="bold"/>
    </style:style>
    <style:style style:name="P87" style:family="paragraph" style:parent-style-name="Standard">
      <style:text-properties fo:color="#2a6099" loext:opacity="100%" fo:font-weight="bold" officeooo:paragraph-rsid="00382006" style:font-weight-asian="bold" style:font-weight-complex="bold"/>
    </style:style>
    <style:style style:name="P88" style:family="paragraph" style:parent-style-name="Standard">
      <style:text-properties fo:color="#2a6099" loext:opacity="100%" fo:font-weight="bold" officeooo:rsid="003ab2c9" officeooo:paragraph-rsid="003ab2c9" style:font-weight-asian="bold" style:font-weight-complex="bold"/>
    </style:style>
    <style:style style:name="P89" style:family="paragraph" style:parent-style-name="Standard">
      <style:text-properties fo:color="#2a6099" loext:opacity="100%" fo:font-weight="bold" officeooo:paragraph-rsid="003cf1d9" style:font-weight-asian="bold" style:font-weight-complex="bold"/>
    </style:style>
    <style:style style:name="P90" style:family="paragraph" style:parent-style-name="Standard">
      <style:text-properties fo:color="#2a6099" loext:opacity="100%" fo:font-weight="bold" officeooo:paragraph-rsid="003d3994" style:font-weight-asian="bold" style:font-weight-complex="bold"/>
    </style:style>
    <style:style style:name="P91" style:family="paragraph" style:parent-style-name="Standard">
      <style:text-properties fo:color="#2a6099" loext:opacity="100%" fo:font-weight="bold" officeooo:paragraph-rsid="003fdfd8" style:font-weight-asian="bold" style:font-weight-complex="bold"/>
    </style:style>
    <style:style style:name="P92" style:family="paragraph" style:parent-style-name="Standard">
      <style:text-properties fo:color="#2a6099" loext:opacity="100%" style:text-underline-style="none" fo:font-weight="bold" officeooo:rsid="0026b9f4" officeooo:paragraph-rsid="00230e24" style:font-weight-asian="bold" style:font-weight-complex="bold"/>
    </style:style>
    <style:style style:name="P93" style:family="paragraph" style:parent-style-name="Standard">
      <style:text-properties fo:color="#2a6099" loext:opacity="100%" style:text-underline-style="none" fo:font-weight="bold" officeooo:rsid="0029e38d" officeooo:paragraph-rsid="0029e38d" style:font-weight-asian="bold" style:font-weight-complex="bold"/>
    </style:style>
    <style:style style:name="P94" style:family="paragraph" style:parent-style-name="Standard">
      <style:text-properties fo:color="#000000" loext:opacity="100%" fo:font-weight="normal" officeooo:paragraph-rsid="001bfbe4" style:font-weight-asian="normal" style:font-weight-complex="normal"/>
    </style:style>
    <style:style style:name="P95" style:family="paragraph" style:parent-style-name="Standard">
      <style:text-properties fo:color="#000000" loext:opacity="100%" fo:font-weight="normal" officeooo:paragraph-rsid="004b18a0" style:font-weight-asian="normal" style:font-weight-complex="normal"/>
    </style:style>
    <style:style style:name="P96" style:family="paragraph" style:parent-style-name="Standard">
      <style:text-properties fo:color="#000000" loext:opacity="100%" style:text-underline-style="none" fo:font-weight="normal" officeooo:rsid="0029e38d" officeooo:paragraph-rsid="004ccf39" style:font-weight-asian="normal" style:font-weight-complex="normal"/>
    </style:style>
    <style:style style:name="P97" style:family="paragraph" style:parent-style-name="Standard">
      <style:text-properties style:text-underline-style="none" officeooo:paragraph-rsid="00230e24"/>
    </style:style>
    <style:style style:name="T1" style:family="text">
      <style:text-properties officeooo:rsid="00115e04"/>
    </style:style>
    <style:style style:name="T2" style:family="text">
      <style:text-properties officeooo:rsid="0012f7e9"/>
    </style:style>
    <style:style style:name="T3" style:family="text">
      <style:text-properties officeooo:rsid="001460c6"/>
    </style:style>
    <style:style style:name="T4" style:family="text">
      <style:text-properties fo:font-weight="bold" style:font-weight-asian="bold" style:font-weight-complex="bold"/>
    </style:style>
    <style:style style:name="T5" style:family="text">
      <style:text-properties fo:font-weight="bold" officeooo:rsid="001460c6" style:font-weight-asian="bold" style:font-weight-complex="bold"/>
    </style:style>
    <style:style style:name="T6" style:family="text">
      <style:text-properties fo:font-weight="bold" officeooo:rsid="0014f18c" style:font-weight-asian="bold" style:font-weight-complex="bold"/>
    </style:style>
    <style:style style:name="T7" style:family="text">
      <style:text-properties fo:font-weight="bold" officeooo:rsid="00179eb1" style:font-weight-asian="bold" style:font-weight-complex="bold"/>
    </style:style>
    <style:style style:name="T8" style:family="text">
      <style:text-properties fo:font-weight="bold" officeooo:rsid="0017fc8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4f18c" style:font-weight-asian="normal" style:font-weight-complex="normal"/>
    </style:style>
    <style:style style:name="T11" style:family="text">
      <style:text-properties fo:font-weight="normal" officeooo:rsid="00179eb1" style:font-weight-asian="normal" style:font-weight-complex="normal"/>
    </style:style>
    <style:style style:name="T12" style:family="text">
      <style:text-properties fo:font-weight="normal" officeooo:rsid="0017fc8d" style:font-weight-asian="normal" style:font-weight-complex="normal"/>
    </style:style>
    <style:style style:name="T13" style:family="text">
      <style:text-properties fo:font-weight="normal" officeooo:rsid="0021a3cd" style:font-weight-asian="normal" style:font-weight-complex="normal"/>
    </style:style>
    <style:style style:name="T14" style:family="text">
      <style:text-properties fo:font-weight="normal" officeooo:rsid="00230e24" style:font-weight-asian="normal" style:font-weight-complex="normal"/>
    </style:style>
    <style:style style:name="T15" style:family="text">
      <style:text-properties fo:font-weight="normal" officeooo:rsid="0024f4cf" style:font-weight-asian="normal" style:font-weight-complex="normal"/>
    </style:style>
    <style:style style:name="T16" style:family="text">
      <style:text-properties fo:font-weight="normal" officeooo:rsid="0024f957" style:font-weight-asian="normal" style:font-weight-complex="normal"/>
    </style:style>
    <style:style style:name="T17" style:family="text">
      <style:text-properties fo:font-weight="normal" officeooo:rsid="0026b9f4" style:font-weight-asian="normal" style:font-weight-complex="normal"/>
    </style:style>
    <style:style style:name="T18" style:family="text">
      <style:text-properties fo:font-weight="normal" officeooo:rsid="00287951" style:font-weight-asian="normal" style:font-weight-complex="normal"/>
    </style:style>
    <style:style style:name="T19" style:family="text">
      <style:text-properties fo:font-weight="normal" officeooo:rsid="0028e22d" style:font-weight-asian="normal" style:font-weight-complex="normal"/>
    </style:style>
    <style:style style:name="T20" style:family="text">
      <style:text-properties fo:font-weight="normal" officeooo:rsid="0029c251" style:font-weight-asian="normal" style:font-weight-complex="normal"/>
    </style:style>
    <style:style style:name="T21" style:family="text">
      <style:text-properties fo:font-weight="normal" officeooo:rsid="00361233" style:font-weight-asian="normal" style:font-weight-complex="normal"/>
    </style:style>
    <style:style style:name="T22" style:family="text">
      <style:text-properties fo:font-weight="normal" officeooo:rsid="003f1bd8" style:font-weight-asian="normal" style:font-weight-complex="normal"/>
    </style:style>
    <style:style style:name="T23" style:family="text">
      <style:text-properties fo:font-weight="normal" officeooo:rsid="00382006" style:font-weight-asian="normal" style:font-weight-complex="normal"/>
    </style:style>
    <style:style style:name="T24" style:family="text">
      <style:text-properties officeooo:rsid="00180d7d"/>
    </style:style>
    <style:style style:name="T25" style:family="text">
      <style:text-properties officeooo:rsid="0019edc0"/>
    </style:style>
    <style:style style:name="T26" style:family="text">
      <style:text-properties officeooo:rsid="001a813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officeooo:rsid="0021a3cd" style:font-weight-asian="normal" style:font-weight-complex="normal"/>
    </style:style>
    <style:style style:name="T29" style:family="text">
      <style:text-properties style:text-underline-style="none"/>
    </style:style>
    <style:style style:name="T30" style:family="text">
      <style:text-properties style:text-underline-style="none" officeooo:rsid="001bfbe4"/>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1a3cd" style:font-weight-asian="normal" style:font-weight-complex="normal"/>
    </style:style>
    <style:style style:name="T33" style:family="text">
      <style:text-properties style:text-underline-style="none" fo:font-weight="normal" officeooo:rsid="00287951" style:font-weight-asian="normal" style:font-weight-complex="normal"/>
    </style:style>
    <style:style style:name="T34" style:family="text">
      <style:text-properties style:text-underline-style="none" fo:font-weight="normal" officeooo:rsid="003167f9" style:font-weight-asian="normal" style:font-weight-complex="normal"/>
    </style:style>
    <style:style style:name="T35" style:family="text">
      <style:text-properties style:text-underline-style="none" fo:font-weight="normal" officeooo:rsid="00329e34" style:font-weight-asian="normal" style:font-weight-complex="normal"/>
    </style:style>
    <style:style style:name="T36" style:family="text">
      <style:text-properties style:text-underline-style="none" fo:font-weight="normal" officeooo:rsid="0033e1f2" style:font-weight-asian="normal" style:font-weight-complex="normal"/>
    </style:style>
    <style:style style:name="T37" style:family="text">
      <style:text-properties style:text-underline-style="none" fo:font-weight="normal" officeooo:rsid="00361233" style:font-weight-asian="normal" style:font-weight-complex="normal"/>
    </style:style>
    <style:style style:name="T38" style:family="text">
      <style:text-properties style:text-underline-style="none" fo:font-weight="normal" officeooo:rsid="00381710" style:font-weight-asian="normal" style:font-weight-complex="normal"/>
    </style:style>
    <style:style style:name="T39" style:family="text">
      <style:text-properties style:text-underline-style="none" fo:font-weight="normal" officeooo:rsid="00382006" style:font-weight-asian="normal" style:font-weight-complex="normal"/>
    </style:style>
    <style:style style:name="T40" style:family="text">
      <style:text-properties style:text-underline-style="none" fo:font-weight="normal" officeooo:rsid="003ab2c9" style:font-weight-asian="normal" style:font-weight-complex="normal"/>
    </style:style>
    <style:style style:name="T41" style:family="text">
      <style:text-properties style:text-underline-style="none" fo:font-weight="normal" officeooo:rsid="003d3994" style:font-weight-asian="normal" style:font-weight-complex="normal"/>
    </style:style>
    <style:style style:name="T42" style:family="text">
      <style:text-properties style:text-underline-style="none" fo:font-weight="normal" officeooo:rsid="003f90e1" style:font-weight-asian="normal" style:font-weight-complex="normal"/>
    </style:style>
    <style:style style:name="T43" style:family="text">
      <style:text-properties style:text-underline-style="none" officeooo:rsid="0026b9f4"/>
    </style:style>
    <style:style style:name="T44" style:family="text">
      <style:text-properties style:text-underline-style="none" officeooo:rsid="00287951"/>
    </style:style>
    <style:style style:name="T45" style:family="text">
      <style:text-properties style:text-underline-style="none" officeooo:rsid="0029e38d"/>
    </style:style>
    <style:style style:name="T46" style:family="text">
      <style:text-properties style:text-underline-style="none" officeooo:rsid="002c107c"/>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29e38d" style:font-weight-asian="bold" style:font-weight-complex="bold"/>
    </style:style>
    <style:style style:name="T49" style:family="text">
      <style:text-properties style:text-underline-style="none" officeooo:rsid="003167f9"/>
    </style:style>
    <style:style style:name="T50" style:family="text">
      <style:text-properties style:text-underline-style="none" officeooo:rsid="0033e1f2"/>
    </style:style>
    <style:style style:name="T51" style:family="text">
      <style:text-properties style:text-underline-style="none" officeooo:rsid="00329e34"/>
    </style:style>
    <style:style style:name="T52" style:family="text">
      <style:text-properties style:text-underline-style="none" officeooo:rsid="00381710"/>
    </style:style>
    <style:style style:name="T53" style:family="text">
      <style:text-properties style:text-underline-style="none" officeooo:rsid="00361233"/>
    </style:style>
    <style:style style:name="T54" style:family="text">
      <style:text-properties style:text-underline-style="none" officeooo:rsid="0039789a"/>
    </style:style>
    <style:style style:name="T55" style:family="text">
      <style:text-properties style:text-underline-style="none" officeooo:rsid="003ab2c9"/>
    </style:style>
    <style:style style:name="T56" style:family="text">
      <style:text-properties style:text-underline-style="none" officeooo:rsid="003d3994"/>
    </style:style>
    <style:style style:name="T57" style:family="text">
      <style:text-properties style:text-underline-style="none" officeooo:rsid="0040b4d8"/>
    </style:style>
    <style:style style:name="T58" style:family="text">
      <style:text-properties officeooo:rsid="001bfbe4"/>
    </style:style>
    <style:style style:name="T59" style:family="text">
      <style:text-properties officeooo:rsid="001e585a"/>
    </style:style>
    <style:style style:name="T60" style:family="text">
      <style:text-properties officeooo:rsid="00207211"/>
    </style:style>
    <style:style style:name="T61" style:family="text">
      <style:text-properties officeooo:rsid="0021a3cd"/>
    </style:style>
    <style:style style:name="T62" style:family="text">
      <style:text-properties officeooo:rsid="00230e24"/>
    </style:style>
    <style:style style:name="T63" style:family="text">
      <style:text-properties officeooo:rsid="0026b9f4"/>
    </style:style>
    <style:style style:name="T64" style:family="text">
      <style:text-properties fo:color="#2a6099" loext:opacity="100%" style:text-underline-style="none" officeooo:rsid="00381710"/>
    </style:style>
    <style:style style:name="T65" style:family="text">
      <style:text-properties fo:color="#2a6099" loext:opacity="100%" style:text-underline-style="none" officeooo:rsid="003ab2c9"/>
    </style:style>
    <style:style style:name="T66" style:family="text">
      <style:text-properties fo:color="#2a6099" loext:opacity="100%" style:text-underline-style="none" officeooo:rsid="0040b4d8"/>
    </style:style>
    <style:style style:name="T67" style:family="text">
      <style:text-properties officeooo:rsid="0045e0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MA 5 FUENTES DE FINANZACION</text:p>
      <text:p text:style-name="P1"/>
      <text:p text:style-name="P1">Concepto de financiacion: La financiacion es el conjunto de operaciones realizadas por la empresa para obtener los recursos necesarios para llevar a cabo su actividad</text:p>
      <text:p text:style-name="P1"/>
      <text:p text:style-name="P2">Financiacion –-&gt; Inversion</text:p>
      <text:p text:style-name="P2"/>
      <text:p text:style-name="P2">Primero se financia</text:p>
      <text:p text:style-name="P2">Despuese aplican los fondos a las inversiones: Aquellos elementos que generan activos en la empresa</text:p>
      <text:p text:style-name="P2"/>
      <text:p text:style-name="P71"><text:span text:style-name="T1">1.-</text:span> LA INVERSIÓN Y LOS GASTOS INICIALES </text:p>
      <text:p text:style-name="P2"/>
      <text:p text:style-name="P2">Distincion entre inversion y gasto</text:p>
      <text:p text:style-name="P2">Inversion: Es la compra de un bien o de un derecho duradero que va a usarse durantes mas de un año</text:p>
      <text:p text:style-name="P2">Gasto: Compra de un bien, servicio o derecho, que la empresa va a consumir (gastar) de forma inmediata o en un plazo inferior a un año</text:p>
      <text:p text:style-name="P2"/>
      <text:p text:style-name="P69">A) Las inversiones </text:p>
      <text:p text:style-name="P2"/>
      <table:table table:name="Tabla1" table:style-name="Tabla1">
        <table:table-column table:style-name="Tabla1.A"/>
        <table:table-column table:style-name="Tabla1.B"/>
        <table:table-row table:style-name="Tabla1.1">
          <table:table-cell table:style-name="Tabla1.A1" office:value-type="string">
            <text:p text:style-name="P62">Local</text:p>
          </table:table-cell>
          <table:table-cell table:style-name="Tabla1.B1" office:value-type="string">
            <text:p text:style-name="P64">Decir si se quiere comprar un local (inversion) o alquilarlo (gasto) </text:p>
          </table:table-cell>
        </table:table-row>
        <table:table-row table:style-name="Tabla1.1">
          <table:table-cell table:style-name="Tabla1.A2" office:value-type="string">
            <text:p text:style-name="P63">Instalaciones</text:p>
          </table:table-cell>
          <table:table-cell table:style-name="Tabla1.B2" office:value-type="string">
            <text:p text:style-name="P65">Instalacion y formalizacion de contratos para el funcionamiento del local</text:p>
          </table:table-cell>
        </table:table-row>
        <table:table-row table:style-name="Tabla1.1">
          <table:table-cell table:style-name="Tabla1.A2" office:value-type="string">
            <text:p text:style-name="P63">Maquinaria</text:p>
          </table:table-cell>
          <table:table-cell table:style-name="Tabla1.B2" office:value-type="string">
            <text:p text:style-name="P65">Siempre que sea comprada, incluhimos vehiculos para el transporte interno</text:p>
          </table:table-cell>
        </table:table-row>
        <table:table-row table:style-name="Tabla1.1">
          <table:table-cell table:style-name="Tabla1.A2" office:value-type="string">
            <text:p text:style-name="P63">Herramientas y utiles</text:p>
          </table:table-cell>
          <table:table-cell table:style-name="Tabla1.B2" office:value-type="string">
            <text:p text:style-name="P65">Herramientas, moldes y matrices</text:p>
          </table:table-cell>
        </table:table-row>
        <table:table-row table:style-name="Tabla1.1">
          <table:table-cell table:style-name="Tabla1.A2" office:value-type="string">
            <text:p text:style-name="P63">Vehiculos</text:p>
          </table:table-cell>
          <table:table-cell table:style-name="Tabla1.B2" office:value-type="string">
            <text:p text:style-name="P65">Compra de vehiculos, alquilarlos se considera gasto</text:p>
          </table:table-cell>
        </table:table-row>
        <table:table-row table:style-name="Tabla1.1">
          <table:table-cell table:style-name="Tabla1.A2" office:value-type="string">
            <text:p text:style-name="P63">Mobiliario y enseres de oficina</text:p>
          </table:table-cell>
          <table:table-cell table:style-name="Tabla1.B2" office:value-type="string">
            <text:p text:style-name="P65">Objetos y maquinaria de oficina para el funcionamiento del local, como fotocopiadoras, mesas, etc.</text:p>
          </table:table-cell>
        </table:table-row>
        <table:table-row table:style-name="Tabla1.1">
          <table:table-cell table:style-name="Tabla1.A2" office:value-type="string">
            <text:p text:style-name="P63">Equipos informaticos y programas</text:p>
          </table:table-cell>
          <table:table-cell table:style-name="Tabla1.B2" office:value-type="string">
            <text:p text:style-name="P65">Hardware (ordenadores, impresoras) y software (programas con licencia superior a 1 año)</text:p>
          </table:table-cell>
        </table:table-row>
        <table:table-row table:style-name="Tabla1.1">
          <table:table-cell table:style-name="Tabla1.A2" office:value-type="string">
            <text:p text:style-name="P63">Derechos duraderos</text:p>
          </table:table-cell>
          <table:table-cell table:style-name="Tabla1.B2" office:value-type="string">
            <text:p text:style-name="P53">Registros de patentes o marcas, canon de entrada en franquicia</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67"><text:soft-page-break/>B) Los Gastos</text:p>
      <text:p text:style-name="P3"/>
      <text:p text:style-name="P3"/>
      <table:table table:name="Tabla2" table:style-name="Tabla2">
        <table:table-column table:style-name="Tabla2.A"/>
        <table:table-column table:style-name="Tabla2.B"/>
        <table:table-row table:style-name="Tabla2.1">
          <table:table-cell table:style-name="Tabla2.A1" office:value-type="string">
            <text:p text:style-name="P66">Gastos de constitucion</text:p>
          </table:table-cell>
          <table:table-cell table:style-name="Tabla2.B1" office:value-type="string">
            <text:p text:style-name="P4">Todos los gastos necesarios para la constitucion de la empres, que dependera del tipo de empresa que montemos</text:p>
          </table:table-cell>
        </table:table-row>
        <table:table-row table:style-name="Tabla2.1">
          <table:table-cell table:style-name="Tabla2.A2" office:value-type="string">
            <text:p text:style-name="P66">Gastos de lanzamiento</text:p>
          </table:table-cell>
          <table:table-cell table:style-name="Tabla2.B2" office:value-type="string">
            <text:p text:style-name="P4">Publicidad y promocion inicial</text:p>
          </table:table-cell>
        </table:table-row>
        <table:table-row table:style-name="Tabla2.1">
          <table:table-cell table:style-name="Tabla2.A2" office:value-type="string">
            <text:p text:style-name="P66">Alquiler del local</text:p>
          </table:table-cell>
          <table:table-cell table:style-name="Tabla2.B2" office:value-type="string">
            <text:p text:style-name="P44"/>
          </table:table-cell>
        </table:table-row>
        <table:table-row table:style-name="Tabla2.1">
          <table:table-cell table:style-name="Tabla2.A2" office:value-type="string">
            <text:p text:style-name="P66">Salarios y seguridad social</text:p>
          </table:table-cell>
          <table:table-cell table:style-name="Tabla2.B2" office:value-type="string">
            <text:p text:style-name="P4">Si contamos con trabajadores y la cuota de autonomos</text:p>
          </table:table-cell>
        </table:table-row>
        <table:table-row table:style-name="Tabla2.1">
          <table:table-cell table:style-name="Tabla2.A2" office:value-type="string">
            <text:p text:style-name="P66">Suministros</text:p>
          </table:table-cell>
          <table:table-cell table:style-name="Tabla2.B2" office:value-type="string">
            <text:p text:style-name="P4">Gastos del funcionamiento del local como la luz, agua, internet,…</text:p>
          </table:table-cell>
        </table:table-row>
        <table:table-row table:style-name="Tabla2.1">
          <table:table-cell table:style-name="Tabla2.A2" office:value-type="string">
            <text:p text:style-name="P66">Servicios profesionales</text:p>
          </table:table-cell>
          <table:table-cell table:style-name="Tabla2.B2" office:value-type="string">
            <text:p text:style-name="P4">Empresas subcontratadas</text:p>
          </table:table-cell>
        </table:table-row>
        <table:table-row table:style-name="Tabla2.1">
          <table:table-cell table:style-name="Tabla2.A2" office:value-type="string">
            <text:p text:style-name="P66">Material de oficina</text:p>
          </table:table-cell>
          <table:table-cell table:style-name="Tabla2.B2" office:value-type="string">
            <text:p text:style-name="P4">Bolism folios, carpetas,…</text:p>
          </table:table-cell>
        </table:table-row>
        <table:table-row table:style-name="Tabla2.1">
          <table:table-cell table:style-name="Tabla2.A2" office:value-type="string">
            <text:p text:style-name="P66">Stock</text:p>
          </table:table-cell>
          <table:table-cell table:style-name="Tabla2.B2" office:value-type="string">
            <text:p text:style-name="P4">Materias primas o mercaderias necesarias</text:p>
          </table:table-cell>
        </table:table-row>
        <table:table-row table:style-name="Tabla2.1">
          <table:table-cell table:style-name="Tabla2.A2" office:value-type="string">
            <text:p text:style-name="P66">Gastos financieros</text:p>
          </table:table-cell>
          <table:table-cell table:style-name="Tabla2.B2" office:value-type="string">
            <text:p text:style-name="P4">Intereses de prestamos o creditos, asi como la devolucion de la parte de capital</text:p>
          </table:table-cell>
        </table:table-row>
      </table:table>
      <text:p text:style-name="P5"/>
      <text:p text:style-name="P72">2.- LA EMPRESA Y LAS NECESIDADES DE FINANCIACIÓN </text:p>
      <text:p text:style-name="P5"/>
      <text:p text:style-name="P5"><text:tab/><text:span text:style-name="T2">La empresa necesita recursos economicos para su actividad. </text:span><text:span text:style-name="T3">La estructura economica de la empresa es el </text:span><text:span text:style-name="T5">activo </text:span><text:span text:style-name="T10">que hace uso de los recusos financieros de la empresa. El </text:span><text:span text:style-name="T6">pasivo</text:span><text:span text:style-name="T10"> de la empresa son sus fuentes de financiacion</text:span></text:p>
      <text:p text:style-name="P45"><text:tab/>Existen diferentes tipos de activos y pasivos:</text:p>
      <text:p text:style-name="P5"><text:span text:style-name="T10"><text:tab/>El </text:span><text:span text:style-name="T6">activo no corriente</text:span><text:span text:style-name="T10">, son todos los bienes que la empresa utiliza para la produccion de bienes y servicios que permanecen mas de un año de tiempo y no se agotan en un unico uso</text:span></text:p>
      <text:p text:style-name="P5"><text:span text:style-name="T10"><text:tab/>El </text:span><text:span text:style-name="T6">activo corriente</text:span><text:span text:style-name="T10">, </text:span><text:span text:style-name="T11">constituido por los bienes y derechos que no permanecen en la empresa, sino que se usan y posteriormente son reemplazados</text:span></text:p>
      <text:p text:style-name="P46"><text:tab/></text:p>
      <text:p text:style-name="P6"><text:span text:style-name="T11"><text:tab/>El </text:span><text:span text:style-name="T7">pasivo no corriente o capitales permanentes</text:span><text:span text:style-name="T11">, formado por los recursos de la empresa que permanecen en la misma un largo periodo de tiempo porque la empresa no tiene que devolverlos o el vencimiento de la deuda </text:span><text:span text:style-name="T12">es a largo plazo</text:span></text:p>
      <text:p text:style-name="P6"><text:span text:style-name="T12"><text:tab/>El</text:span><text:span text:style-name="T8"> pasivo corriente</text:span><text:span text:style-name="T12"> se incluyen las deudas con vencimiento a corto plazo</text:span><text:span text:style-name="T7"> </text:span></text:p>
      <text:p text:style-name="P45"><text:tab/></text:p>
      <text:p text:style-name="P73">3.- FORMAS DE FINANCIACION</text:p>
      <text:p text:style-name="P7"/>
      <text:p text:style-name="P73">3.1.-FINANCIACION INTERNA O AUTOFINANCIACION</text:p>
      <text:p text:style-name="P73"/>
      <text:p text:style-name="P7"><text:tab/>Todos<text:span text:style-name="T25"> los recursos financieros que provienen de la autofinanciacion pertenecen </text:span><text:span text:style-name="T26">a los pasivos no corriente.</text:span></text:p>
      <text:p text:style-name="P7"/>
      <text:p text:style-name="P7"/>
      <text:p text:style-name="P7"/>
      <text:p text:style-name="P7"/>
      <text:p text:style-name="P7"/>
      <text:p text:style-name="P74"><text:soft-page-break/>3.1.1.- AUTOFINANCIACION DE MANTENIMIENTO</text:p>
      <text:p text:style-name="P8"><text:tab/></text:p>
      <text:p text:style-name="P7"><text:span text:style-name="T26"><text:tab/>R</text:span>ecursos que la empresa retiene y utiliza para mantener su capacidad de producción.</text:p>
      <text:p text:style-name="P7"/>
      <text:p text:style-name="P55">Amortizaciones</text:p>
      <text:p text:style-name="P55"/>
      <text:p text:style-name="P35"><text:span text:style-name="T30"><text:tab/>Representan el inmovilizado o activo no corriente de la empresa, ya que se desgasta y se vulve viejo e inservible con el paso del tiempo y la obsolescencia. Al final de su vida util la empresa se tiene que encargar de cambiarlos. </text:span>La amortización es la valoración contable de la depreciación del activo no corriente. La empresa considera a las amortizaciones como un coste de producción </text:p>
      <text:p text:style-name="P35"><text:span text:style-name="T24"><text:tab/></text:span>Una parte de los ingresos se retienen en concepto de amortizaciones. Hasta que llega el momento de reponer los bienes del activo no corriente, la empresa utiliza los fondos de amortización para financiar otras inversiones.</text:p>
      <text:p text:style-name="P35"/>
      <text:p text:style-name="P35"><text:span text:style-name="T27">Provisiones</text:span> </text:p>
      <text:p text:style-name="P35"/>
      <text:p text:style-name="P35"><text:tab/>Las provisiones son cantidades que se retienen de los ingresos para cubrir pérdidas y que todavía no se han producido. Si al final dichas pérdidas no se materializan, los fondos quedan liberados</text:p>
      <text:p text:style-name="P35"/>
      <text:p text:style-name="P75"><text:span text:style-name="T26">3.1.</text:span><text:span text:style-name="T58">2</text:span><text:span text:style-name="T26">.- AUTOFINANCIACION DE </text:span><text:span text:style-name="T58">ENRIQUECIMIENTO</text:span> </text:p>
      <text:p text:style-name="P35"/>
      <text:p text:style-name="P35"><text:tab/><text:span text:style-name="T58">L</text:span>a empresa retiene beneficios para financiar nuevas inversiones para adquirir nuevos elementos de activo y ampliar su capacidad productiva. <text:tab/></text:p>
      <text:p text:style-name="P35"/>
      <text:p text:style-name="P56">Reservas</text:p>
      <text:p text:style-name="P56"/>
      <text:p text:style-name="P35"><text:span text:style-name="T29"><text:tab/></text:span>Están constituidas por beneficios retenidos y no distribuidos entre los socios. Existen diversos tipos de reservas: </text:p>
      <text:p text:style-name="P35"><text:tab/>Legales: cuando su establecimiento lo determina la ley </text:p>
      <text:p text:style-name="P35"><text:tab/>Estatutarias: se constituyen por acuerdo de los socios reflejado en los estatutos de la sociedad. </text:p>
      <text:p text:style-name="P35"><text:tab/>Voluntarias: se establecen por acuerdo de los socios no reflejado en los estatutos de la sociedad. </text:p>
      <text:p text:style-name="P56"/>
      <text:p text:style-name="P35"><text:span text:style-name="T27">Venta de activos</text:span> </text:p>
      <text:p text:style-name="P35"/>
      <text:p text:style-name="P35"><text:tab/><text:span text:style-name="T59">Bienes y derechos que pueden poseer la empresa que formarian parte de su activo, que no estan vinculadas a su actividad productiva, que podrian vender en cualquier momento para financiar otras inversiones.</text:span></text:p>
      <text:p text:style-name="P35"/>
      <text:p text:style-name="P75"><text:span text:style-name="T60">3.2.-</text:span> FINANCIACIÓN EXTERNA A CORTO PLAZO </text:p>
      <text:p text:style-name="P75"/>
      <text:p text:style-name="P95">Son recursos: </text:p>
      <text:p text:style-name="P95">- Externos: proceden del mundo exterior a la empresa</text:p>
      <text:p text:style-name="P95">- Ajenos: los tiene que devolver</text:p>
      <text:p text:style-name="P95">- A corto plazo</text:p>
      <text:p text:style-name="P95"/>
      <text:p text:style-name="P95"/>
      <text:p text:style-name="P95"/>
      <text:p text:style-name="P95"/>
      <text:p text:style-name="P94"/>
      <text:p text:style-name="P76"><text:soft-page-break/>3.2.1.- FINANCIACION DE FUNCIONAMIENTO</text:p>
      <text:p text:style-name="P36"/>
      <text:p text:style-name="P36"><text:tab/>Conforman las deudas que tiene la empresa con los proveedores, los trabajadores o con otras entidades no financieras, por no pagar al contado, obteniendo así recursos financieros para su funcionamiento. </text:p>
      <text:p text:style-name="P37"><text:span text:style-name="T60"><text:tab/></text:span>Hay que destacar el <text:span text:style-name="T4">crédito comercial</text:span><text:span text:style-name="T9">, </text:span><text:span text:style-name="T13">la mayoria de los proveedores de empresas no exigen pago al contado sino que aplazan el cobro. De esta forma la empresa puede obtener liquidez mediante la venta de su producto, antes de pagar al proveedor </text:span></text:p>
      <text:p text:style-name="P47"/>
      <text:p text:style-name="P77"><text:span text:style-name="T61">3.2.</text:span><text:span text:style-name="T62">2</text:span><text:span text:style-name="T61">.- DESCUENTO DE LETRAS DE CAMBIO</text:span></text:p>
      <text:p text:style-name="P48"/>
      <text:p text:style-name="P48"><text:tab/>Las empresas poseen letras de cambio que constituyen derechos de cobro sobre sus clientes. Cuando se aplaza un pago se puede formalizar a través de una letra de cambio que da mayor garantía de cobro, al ser un instrumento formal de pago. </text:p>
      <text:p text:style-name="P49"><text:tab/>En caso de impago de la deuda, la empresa tiene más garantías judiciales para cobrar que si solo hay como garantía una factura. Las empresas pueden acudir al banco y presentar al descuento las letras.</text:p>
      <text:p text:style-name="P49"/>
      <text:p text:style-name="P50">Funcionamiento del descuento de letras y pagares por parte de los bancos:</text:p>
      <text:p text:style-name="P50"/>
      <text:p text:style-name="P38"><text:span text:style-name="T14">1º</text:span><text:span text:style-name="T13"> La empresa lleva una letra o un pagaré a descontar al banco, para lo cual deberá tener contratada una línea de descuento. </text:span></text:p>
      <text:p text:style-name="P49"/>
      <text:p text:style-name="P38"><text:span text:style-name="T13">2</text:span><text:span text:style-name="T14">º </text:span><text:span text:style-name="T9">El banco anticipa a la empresa el valor de la letra o el pagaré menos los intereses y los gastos </text:span></text:p>
      <text:p text:style-name="P54"/>
      <text:p text:style-name="P38"><text:span text:style-name="T14">3º </text:span><text:span text:style-name="T9">Cuando llega el vencimiento de la letra o el pagaré, el banco gestiona el cobro al cliente que nos debe el dinero, quedándoselo el banco pues nos lo ha adelantado </text:span></text:p>
      <text:p text:style-name="P54"/>
      <text:p text:style-name="P38"><text:span text:style-name="T14">4º </text:span><text:span text:style-name="T9">En caso de que el cliente no pague al banco, el banco nos devolverá la letra o el pagaré y nos lo cobrará en la cuenta, además de los gastos de gestión de impagados </text:span></text:p>
      <text:p text:style-name="P50"/>
      <text:p text:style-name="P78"><text:span text:style-name="T61">3.2.</text:span><text:span text:style-name="T62">3</text:span><text:span text:style-name="T61">.- PRÉSTAMOS Y CRÉDITOS BANCARIOS A CORTO PLAZO </text:span></text:p>
      <text:p text:style-name="P49"/>
      <text:p text:style-name="P38"><text:span text:style-name="T28">Créditos</text:span><text:span text:style-name="T13"> </text:span></text:p>
      <text:p text:style-name="P49"/>
      <text:p text:style-name="P10"><text:tab/>Un crédito es una operación mediante la cual la institución financiera pone a disposición de su cliente una determinada cantidad de dinero y por un plazo determinado de tiempo. Se instrumenta a través de una cuenta corriente o una tarjeta de crédito. </text:p>
      <text:p text:style-name="P10"><text:tab/>El beneficiario del crédito puede utilizar el dinero de la cuenta hasta el límite concedido. En el vencimiento se debe reintegrar el saldo a favor de la entidad bancaria. La institución financiera cobra un interés periódico sobre las cantidades empleadas, así como las comisiones y gastos que correspondan por contrato. </text:p>
      <text:p text:style-name="P10"/>
      <text:p text:style-name="P9"><text:span text:style-name="T28">Préstamos</text:span><text:span text:style-name="T13"> </text:span></text:p>
      <text:p text:style-name="P10"/>
      <text:p text:style-name="P10"><text:tab/>Un préstamo es una operación mediante la cual la institución financiera entrega una determinada cantidad de dinero a un cliente y este se compromete a devolverlo en un plazo determinado y a pagar los intereses y las comisiones acordadas.</text:p>
      <text:p text:style-name="P10"/>
      <text:p text:style-name="P10"/>
      <text:p text:style-name="P9"><text:soft-page-break/><text:span text:style-name="T28">Diferencias entre créditos y préstamos</text:span><text:span text:style-name="T13"> </text:span></text:p>
      <text:p text:style-name="P10"/>
      <text:p text:style-name="P38"><text:span text:style-name="T32"><text:tab/></text:span><text:span text:style-name="T13">La diferencia más relevante para el cliente es que, mientras que en un préstamo se accede a todo el dinero solicitado de una sola vez en el momento de la concesión del préstamo, en un crédito ese dinero se puede ir solicitando en función de las necesidades que tengamos. </text:span></text:p>
      <text:p text:style-name="P9"><text:span text:style-name="T13"><text:tab/></text:span><text:span text:style-name="T15">En los intereses, l</text:span><text:span text:style-name="T13">a diferencia entre un préstamo y un crédito, es que en el </text:span><text:span text:style-name="T15">prestamo</text:span><text:span text:style-name="T13"> se pagan intereses por todo el capital que nos han prestado </text:span><text:span text:style-name="T15">y </text:span><text:span text:style-name="T13">en un crédito se pagan intereses por el dinero que hemos utilizado.</text:span></text:p>
      <text:p text:style-name="P9"><text:span text:style-name="T13"><text:tab/></text:span><text:span text:style-name="T16">Una vez que el prestamo se acaba no hay forma de acceder a mas fondos sin consolidar otro contrato. El credito se renueva cada año.</text:span></text:p>
      <text:p text:style-name="P9"><text:span text:style-name="T16"/></text:p>
      <text:p text:style-name="P57">Garantías para la concesión de préstamos y créditos</text:p>
      <text:p text:style-name="P11"/>
      <text:p text:style-name="P11"><text:tab/>Las garantías personales se derivan de las condiciones económicas del cliente. Las entidades financieras pueden reforzar la garantía personal exigiendo al cliente un aval.</text:p>
      <text:p text:style-name="P9"><text:span text:style-name="T16"><text:tab/>Las garantías reales se basan en bienes o activos que tienen un determinado valor monetario. En caso de impago, el banco pasa a ser propietario de la garantía </text:span><text:span text:style-name="T17">real.</text:span></text:p>
      <text:p text:style-name="P12"/>
      <text:p text:style-name="P92">3.2.4.- FACTORING </text:p>
      <text:p text:style-name="P12"/>
      <text:p text:style-name="P9"><text:span text:style-name="T18"><text:tab/>E</text:span><text:span text:style-name="T17">s un contrato mediante el cual una empresa encarga a la sociedad-factor el cobro de sus facturas y efectos comerciales que tiene sobre sus clientes. El factor puede asumir el riesgo de impago de las facturas o limitarse a su gestión de cobro. La sociedad factor exige a su cliente la gestión de todas las facturas. En el caso de que exista transferencia de riesgo al factor, el coste de los servicios será mayor. </text:span><text:span text:style-name="T18">Ventajas:</text:span></text:p>
      <text:p text:style-name="P13"/>
      <text:p text:style-name="P13">* Se combina un sistema de cobro seguro para la empresa cedente al mismo tiempo que ofrece a sus clientes la posibilidad de aplazamientos del pago.</text:p>
      <text:p text:style-name="P13"/>
      <text:p text:style-name="P13">* Se reducen los riesgos financieros de la empresa cedente.</text:p>
      <text:p text:style-name="P13"/>
      <text:p text:style-name="P38"><text:span text:style-name="T33">* </text:span><text:span text:style-name="T18">Los gastos asociados a la operación son fiscalmente deducibles.</text:span></text:p>
      <text:p text:style-name="P51"/>
      <text:p text:style-name="P79"><text:span text:style-name="T43">3.2.</text:span><text:span text:style-name="T44">5</text:span><text:span text:style-name="T43">.- </text:span><text:span text:style-name="T63">CONFIRMING</text:span></text:p>
      <text:p text:style-name="P52"/>
      <text:p text:style-name="P39"><text:span text:style-name="T17"><text:tab/></text:span><text:span text:style-name="T19">E</text:span><text:span text:style-name="T17">s un tipo de servicios financieros en el que se cede a una entidad financiera la gestión administrativa de los pagos a los proveedores, permitiendo disponer de ese dinero pagando las facturas con anterioridad a la fecha de vencimiento u obteniendo del banco y no del proveedor la financiación, de esta forma el cliente obtiene el plazo que necesita. </text:span></text:p>
      <text:p text:style-name="P52"/>
      <text:p text:style-name="P39"><text:span text:style-name="T20">Diferencia entre Confirming y Factoring→ </text:span><text:span text:style-name="T17">El factoring es un servicio de cobros, mientras que el confirming es un servicio de pagos. </text:span></text:p>
      <text:p text:style-name="P52"/>
      <text:p text:style-name="P80"><text:span text:style-name="T43">3.</text:span><text:span text:style-name="T45">3.</text:span><text:span text:style-name="T43">- </text:span><text:span text:style-name="T45">FINANCIACION EXTERNA A LARGO PLAZO</text:span></text:p>
      <text:p text:style-name="P93"/>
      <text:p text:style-name="P96">Son recursos:</text:p>
      <text:p text:style-name="P96">- Externos: proceden del mundo exterior a la empresa </text:p>
      <text:p text:style-name="P96">- Ajenos y propios: ampliaciones de capital (propios) y subvenciones (ajenos)</text:p>
      <text:p text:style-name="P96">- A largo plazo </text:p>
      <text:p text:style-name="P81"><text:soft-page-break/><text:span text:style-name="T43">3.</text:span><text:span text:style-name="T45">3.</text:span><text:span text:style-name="T46">1.</text:span><text:span text:style-name="T43">- </text:span><text:span text:style-name="T45">PRÉSTAMOS A LARGO PLAZO </text:span></text:p>
      <text:p text:style-name="P14"/>
      <text:p text:style-name="P14"><text:tab/>Tienen las mismas características que los préstamos a corto plazo, salvo el periodo de vencimiento, que es superior a un año. Es una de las fuentes más utilizadas por las empresas para financiar grandes cantidades de dinero que deben devolverse en varios años </text:p>
      <text:p text:style-name="P14"/>
      <text:p text:style-name="P40"><text:span text:style-name="T48">C</text:span><text:span text:style-name="T47">apital: </text:span><text:span text:style-name="T31">Cantidad de dinero que el banco entrega a la empresa</text:span></text:p>
      <text:p text:style-name="P15"><text:span text:style-name="T4">Tipo de interes:</text:span> Porcentaje que cobra el banco por prestar el capital</text:p>
      <text:p text:style-name="P15"><text:span text:style-name="T4">Interes del prestamo:</text:span> Se va devolviendo en la cuota una parte del capital y otra de intereses</text:p>
      <text:p text:style-name="P15"><text:span text:style-name="T4">Cuota:</text:span> Cantidad mensual que debe pagar la empresa para devolver el prestamo</text:p>
      <text:p text:style-name="P15"><text:span text:style-name="T4">Comision de apertura y de estudio:</text:span> Los bancos suelen cobrar esta comision a los clientes, ronda el 1% del prestamo solicitado y encarecen el prestamo</text:p>
      <text:p text:style-name="P15"><text:span text:style-name="T4">TAE:</text:span> Tasa Anual Equivalente, un interes real que estamos pagando por el prestamo ya que ademas de los intereses hay que pagar unos gastos de comisiones que lo encarecen</text:p>
      <text:p text:style-name="P15"><text:span text:style-name="T4">Comisión de cancelación o amortización anticipada:</text:span> La empresa puede decidir devolver todo o una parte del prestamo antes de lo acordado, lo que conlleva a que el banco cobre unas comisiones entre en 0 y 3 %</text:p>
      <text:p text:style-name="P15"><text:span text:style-name="T4">Plazo de devolucion:</text:span> Cantidad de años en los que ira devolviendose el prestamo</text:p>
      <text:p text:style-name="P40"><text:span text:style-name="T48">A</text:span><text:span text:style-name="T47">valista:</text:span><text:span text:style-name="T31"> Un familiar que avale con los bienes personales del prestamo de la empresa</text:span></text:p>
      <text:p text:style-name="P15"><text:span text:style-name="T4">Seguros de vida:</text:span> Para que el banco pueda recuperar el dinero en caso de fallecimiento o invalidez</text:p>
      <text:p text:style-name="P15"/>
      <text:p text:style-name="P82"><text:span text:style-name="T43">3.</text:span><text:span text:style-name="T49">3.2</text:span><text:span text:style-name="T45">.</text:span><text:span text:style-name="T43">- </text:span><text:span text:style-name="T49">AMPLIACIONES DE CAPITAL</text:span></text:p>
      <text:p text:style-name="P16"/>
      <text:p text:style-name="P41"><text:span text:style-name="T34"><text:tab/></text:span><text:span text:style-name="T35">Las ampliaciones de capital son una opcion de las sociedades anonimas para obtener recursos financieros a largo plazo. Para esto podemos emitir nuevas acciones o aumentar el valor nominal de las ya existentes. El problema estaba en los antiguos anccionistas. Para esto tenemos dos opciones:</text:span></text:p>
      <text:p text:style-name="P17"/>
      <text:p text:style-name="P18">A) Emitir las acciones con una prima de emision, lo cual aumentara el valor de la accion emitida y no alterará el valor general de la accion</text:p>
      <text:p text:style-name="P18">B) Dar preferencia a los antiguos accionistas a suscribirse a nuevas acciones a traves del derecho preferente</text:p>
      <text:p text:style-name="P16"/>
      <text:p text:style-name="P83"><text:span text:style-name="T43">3.</text:span><text:span text:style-name="T49">3.</text:span><text:span text:style-name="T50">3</text:span><text:span text:style-name="T45">.</text:span><text:span text:style-name="T43">- </text:span><text:span text:style-name="T51">EMPRESTITOS</text:span></text:p>
      <text:p text:style-name="P18"/>
      <text:p text:style-name="P42"><text:span text:style-name="T35"><text:tab/></text:span><text:span text:style-name="T36">Cuando la empresa necesita gran cantidad de recursos economicos y tiene dificultad para conseguir financiacion de las instituciones, dividen la deuda total en titulos que adquieren particulares y empresas y a cambio les paga un interes. Cuando llega la fecha de vencimiento la empresa devuelve el valor nominal del titulo + intereses.</text:span></text:p>
      <text:p text:style-name="P18"/>
      <text:p text:style-name="P84"><text:span text:style-name="T43">3.</text:span><text:span text:style-name="T49">3.</text:span><text:span text:style-name="T50">4</text:span><text:span text:style-name="T45">.</text:span><text:span text:style-name="T43">- </text:span><text:span text:style-name="T50">LEASING</text:span></text:p>
      <text:p text:style-name="P19"/>
      <text:p text:style-name="P19"><text:tab/>Contrato de arrendamiento por el que un arrendador garantiza a un usuario o arrendatario el uso de un bien a cambio de un alquiler, que deberá pagar durante un determinado periodo de tiempo + opción de compra. No cubre mantenimiento, reparaciones o seguros (esto incrementa la renta a pagar). Existen dos tipos de leasing: </text:p>
      <text:p text:style-name="P19"/>
      <text:p text:style-name="P19"><text:tab/>El leasing operativo es un contrato de arrendamiento con opción de compra. En este caso, el fabricante del bien es el que actúa como arrendador </text:p>
      <text:p text:style-name="P19"><text:soft-page-break/><text:tab/>El leasing financiero es un contrato de arrendamiento con opción de compra. En este caso, el arrendador es una sociedad de leasing, que a petición de un cliente (arrendatario) se pone en contacto con un proveedor para la adquisición de un determinado bien </text:p>
      <text:p text:style-name="P19"/>
      <text:p text:style-name="P19"><text:tab/>El leasing es una opción muy ventajosa para la financiación de bienes de equipo o inmuebles por los siguientes motivos: </text:p>
      <text:p text:style-name="P19"/>
      <text:p text:style-name="P20">– No precisa desembolso total de inversión.</text:p>
      <text:p text:style-name="P20">– Flexibilidad: posibilidad de adaptar el contrato a la vida útil del equipo.</text:p>
      <text:p text:style-name="P20">– Capacidad de endeudamiento intacta.</text:p>
      <text:p text:style-name="P20">– Caro pero rápido de tramitar y con menos garantías exigidas.</text:p>
      <text:p text:style-name="P20">– Fiscalidad: cuotas</text:p>
      <text:p text:style-name="P20">– gastos de explotación – deducibles.</text:p>
      <text:p text:style-name="P20"/>
      <text:p text:style-name="P20"/>
      <text:p text:style-name="P20"/>
      <text:p text:style-name="P85"><text:span text:style-name="T43">3.</text:span><text:span text:style-name="T49">3.</text:span><text:span text:style-name="T52">5</text:span><text:span text:style-name="T45">.</text:span><text:span text:style-name="T43">- </text:span><text:span text:style-name="T53">RENTING</text:span></text:p>
      <text:p text:style-name="P58"/>
      <text:p text:style-name="P60"><text:span text:style-name="T37">* </text:span><text:span text:style-name="T21">Contrato de alquiler de bienes en el que el arrendatario se compromete al pago de una renta fija mensual y la empresa de renting se compromete a: </text:span><text:span text:style-name="T38"><text:s/></text:span></text:p>
      <text:p text:style-name="P21"/>
      <text:p text:style-name="P21">– Poner a disposición del cliente el bien durante un plazo de tiempo. </text:p>
      <text:p text:style-name="P21">– Mantener el bien en perfecto estado.</text:p>
      <text:p text:style-name="P21">– Contratar un seguro a todo riesgo.</text:p>
      <text:p text:style-name="P21"/>
      <text:p text:style-name="P21">* No hay opción de compra, pero sí de renovar el contrato</text:p>
      <text:p text:style-name="P21">*Ventajas:</text:p>
      <text:p text:style-name="P21"/>
      <text:p text:style-name="P21">– <text:span text:style-name="T4">Económicas:</text:span> <text:span text:style-name="T67">U</text:span>so de equipos sin elevada inversión + no costes de reparaciones, mantenimiento, seguros,…</text:p>
      <text:p text:style-name="P21">– <text:span text:style-name="T4">Contables:</text:span> <text:span text:style-name="T67">L</text:span>os equipos de renting no se incorporan al inmovilizado ni se refleja en el balance de la empresa + administración sencilla.</text:p>
      <text:p text:style-name="P21">– Fiscales: cuotas de arrendamiento totalmente deducibles fiscalmente.</text:p>
      <text:p text:style-name="P21"/>
      <text:p text:style-name="P21"/>
      <text:p text:style-name="P21"/>
      <text:p text:style-name="P86"><text:span text:style-name="T43">3.</text:span><text:span text:style-name="T49">3.</text:span><text:span text:style-name="T52">6</text:span><text:span text:style-name="T45">.</text:span><text:span text:style-name="T43">- </text:span><text:span text:style-name="T52">AYUDAS Y SUBENCIONES</text:span></text:p>
      <text:p text:style-name="P21"/>
      <text:p text:style-name="P59"><text:span text:style-name="T23">C</text:span><text:span text:style-name="T9">lases de subenciones</text:span></text:p>
      <text:p text:style-name="P23"/>
      <text:p text:style-name="P43"><text:span text:style-name="T38">– </text:span><text:span text:style-name="T39">Subenciones financieras = entregas de dinero a fondo perdido</text:span></text:p>
      <text:p text:style-name="P22">– Reducciones o exenciones en impuestos o tributos. </text:p>
      <text:p text:style-name="P22">– Préstamos a bajo tipo de interés. </text:p>
      <text:p text:style-name="P22">– Bonificaciones en cuotas empresariales de Seguridad Social.</text:p>
      <text:p text:style-name="P22">– Primas en la adquisición de materiales y equipos.</text:p>
      <text:p text:style-name="P22"/>
      <text:p text:style-name="P22"/>
      <text:p text:style-name="P22"/>
      <text:p text:style-name="P22"/>
      <text:p text:style-name="P87"><text:soft-page-break/><text:span text:style-name="T54">3.4.-</text:span><text:span text:style-name="T52"> FINANCIACIÓN ALTERNATIVA </text:span></text:p>
      <text:p text:style-name="P22"/>
      <text:p text:style-name="P88"><text:span text:style-name="T52">3.</text:span><text:span text:style-name="T29">4.1.- BUSINESS ANGELS</text:span></text:p>
      <text:p text:style-name="P34"><text:span text:style-name="T22"><text:tab/>Se trata de i</text:span><text:span text:style-name="T9">nversores particulares que aportan su </text:span><text:span text:style-name="T22">capital,</text:span><text:span text:style-name="T9"> conocimientos técnicos </text:span><text:span text:style-name="T22">,</text:span><text:span text:style-name="T9"> red de contactos personales a los emprendedores con el objetivo de obtener una plusvalía a medio plazo.</text:span></text:p>
      <text:p text:style-name="P24"><text:tab/>Funcionan a través de redes profesionales – intermediarios – que ponen en contacto inversores potenciales y empresas o emprendedores que buscan financiación. <text:s/></text:p>
      <text:p text:style-name="P25"/>
      <text:p text:style-name="P32"/>
      <text:p text:style-name="P32"/>
      <text:p text:style-name="P89"><text:span text:style-name="T52">3.</text:span><text:span text:style-name="T55">4.</text:span><text:span text:style-name="T56">2</text:span><text:span text:style-name="T55">.- </text:span><text:span text:style-name="T29">CROWDFUNDING </text:span></text:p>
      <text:p text:style-name="P33"/>
      <text:p text:style-name="P61"><text:span text:style-name="T31"><text:tab/>El crowdfunding es </text:span><text:span text:style-name="T41">una</text:span><text:span text:style-name="T31"> financiación colectiva </text:span><text:span text:style-name="T42">(</text:span><text:span text:style-name="T40">Micromecenazgo</text:span><text:span text:style-name="T42">)</text:span><text:span text:style-name="T31">. Consiste en recibir financiación para llevar a cabo un proyecto mediante las donaciones de cualquier persona o empresa que estén interesadas en una idea o proyecto y que quieren ayudar a que se lleve a cabo.</text:span></text:p>
      <text:p text:style-name="P33"/>
      <text:p text:style-name="P33"/>
      <text:p text:style-name="P33"/>
      <text:p text:style-name="P90"><text:span text:style-name="T52">3.</text:span><text:span text:style-name="T55">4.</text:span><text:span text:style-name="T56">3</text:span><text:span text:style-name="T55">.- CROWDLENDING </text:span></text:p>
      <text:p text:style-name="P26"/>
      <text:p text:style-name="P26">* Micromecenazgo entre particulares y empresas que conecta a las empresas que buscan financiación con los inversores en busca de proyectos, a través de páginas especializadas (intermediaria).</text:p>
      <text:p text:style-name="P26">* Beneficio para ambos:</text:p>
      <text:p text:style-name="P26"/>
      <text:p text:style-name="P27"><text:tab/>– Empresas = ahorro en costes financieros (emprendedores no necesitan contratar ningún producto financiero).</text:p>
      <text:p text:style-name="P27"><text:tab/>– Inversores = mayor rentabilidad que en otras inversiones.</text:p>
      <text:p text:style-name="P27"/>
      <text:p text:style-name="P27">* Diferencias con el Crowdfunding:</text:p>
      <text:p text:style-name="P27"/>
      <text:p text:style-name="P27"><text:tab/>– En Crowdlending, el inversor recibe rentabilidad y recupera la cantidad invertida (triunfe o no el proyecto).</text:p>
      <text:p text:style-name="P61"><text:span text:style-name="T40"><text:tab/>– </text:span>En el caso del crowdfunding el inversor solo obtendrá un beneficio si el proyecto tiene éxito, las garantías son mínimas y es el inversor quien debe fiarse de su instinto y analizar el proyecto para conocer si es rentable. </text:p>
      <text:p text:style-name="P27"/>
      <text:p text:style-name="P27"/>
      <text:p text:style-name="P27"/>
      <text:p text:style-name="P91"><text:span text:style-name="T52">3.</text:span><text:span text:style-name="T55">4.</text:span><text:span text:style-name="T57">4</text:span><text:span text:style-name="T55">.- CROWDSOURCING</text:span></text:p>
      <text:p text:style-name="P28"/>
      <text:p text:style-name="P28">* El emprendedor contrata un determinado servicio a un profesional especializado a través de su marketplace.</text:p>
      <text:p text:style-name="P31">* Los usuarios forman comunidades en línea y sugieren soluciones:</text:p>
      <text:p text:style-name="P31"><text:tab/>– las mejores soluciones pasan a ser de la entidad</text:p>
      <text:p text:style-name="P31"><text:tab/>– las personas con mejores soluciones son recompensadas. </text:p>
      <text:p text:style-name="P28"><text:s/></text:p>
      <text:p text:style-name="P28"/>
      <text:p text:style-name="P28"/>
      <text:p text:style-name="P28"/>
      <text:p text:style-name="P70"><text:soft-page-break/><text:span text:style-name="T64">3.</text:span><text:span text:style-name="T65">4.</text:span><text:span text:style-name="T66">5</text:span><text:span text:style-name="T65">.- PLAYFUNDING </text:span></text:p>
      <text:p text:style-name="P29"/>
      <text:p text:style-name="P29">* Nueva forma de micromecenazgo donde intervienen 3 perfiles:</text:p>
      <text:p text:style-name="P29"/>
      <text:p text:style-name="P30">- <text:span text:style-name="T4">Creador</text:span> (emprendedor)</text:p>
      <text:p text:style-name="P30">- <text:span text:style-name="T4">Player</text:span> (página web)</text:p>
      <text:p text:style-name="P30">- <text:span text:style-name="T4">Anunciante</text:span> (patrocinador)</text:p>
      <text:p text:style-name="P30"/>
      <text:p text:style-name="P30">* A través de la plataforma web los emprendedores suben su proyecto en busca de patrocinador. Este inserta su spot en la web y, en función del número de visualizaciones, pagará a la empresa patrocinadora.</text:p>
      <text:p text:style-name="P30"/>
      <text:p text:style-name="P30">* Beneficios para todos:</text:p>
      <text:p text:style-name="P30"/>
      <text:p text:style-name="P30">- Creador = obtiene financiación</text:p>
      <text:p text:style-name="P30">- Anunciante = ayuda al desarrollo de iniciativas afines a su marca + mejora su imagen.</text:p>
      <text:p text:style-name="P30">- Player = puede dar apoyo a todo tipo de productos con tan solo un pla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6:06:30.854000000</meta:creation-date>
    <dc:date>2023-02-07T16:28:49.262000000</dc:date>
    <meta:editing-duration>PT3H3M30S</meta:editing-duration>
    <meta:editing-cycles>51</meta:editing-cycles>
    <meta:generator>LibreOffice/7.3.3.2$Windows_X86_64 LibreOffice_project/d1d0ea68f081ee2800a922cac8f79445e4603348</meta:generator>
    <meta:document-statistic meta:table-count="2" meta:image-count="0" meta:object-count="0" meta:page-count="9" meta:paragraph-count="191" meta:word-count="2690" meta:character-count="16692" meta:non-whitespace-character-count="14056"/>
  </office:meta>
</office:document-meta>
</file>